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f3d40" officeooo:paragraph-rsid="001f3d40" style:font-weight-asian="bold" style:font-weight-complex="bold"/>
    </style:style>
    <style:style style:name="P2" style:family="paragraph" style:parent-style-name="Standard" style:list-style-name="L1">
      <style:text-properties officeooo:rsid="001f3d40" officeooo:paragraph-rsid="001f3d40"/>
    </style:style>
    <style:style style:name="P3" style:family="paragraph" style:parent-style-name="Standard" style:list-style-name="L1">
      <style:text-properties fo:font-weight="normal" officeooo:rsid="001f3d40" officeooo:paragraph-rsid="001f3d40" style:font-weight-asian="normal" style:font-weight-complex="normal"/>
    </style:style>
    <style:style style:name="P4" style:family="paragraph" style:parent-style-name="Standard">
      <style:text-properties fo:font-weight="normal" officeooo:rsid="001f3d40" officeooo:paragraph-rsid="001f3d40" style:font-weight-asian="normal" style:font-weight-complex="normal"/>
    </style:style>
    <style:style style:name="P5" style:family="paragraph" style:parent-style-name="Standard">
      <style:text-properties fo:font-weight="bold" officeooo:rsid="001f3d40" officeooo:paragraph-rsid="001f3d40" style:font-weight-asian="bold" style:font-weight-complex="bold"/>
    </style:style>
    <style:style style:name="P6" style:family="paragraph" style:parent-style-name="Standard">
      <style:text-properties fo:color="#ce181e" style:font-name="Noto Mono" fo:font-size="13pt" fo:font-style="italic" style:text-underline-style="solid" style:text-underline-width="auto" style:text-underline-color="font-color" fo:font-weight="normal" officeooo:rsid="00213902" officeooo:paragraph-rsid="00213902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fo:color="#ce181e" style:font-name="Noto Mono" fo:font-size="13pt" fo:font-style="normal" style:text-underline-style="none" fo:font-weight="normal" officeooo:rsid="00213902" officeooo:paragraph-rsid="00213902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7287285" text:style-name="L1">
        <text:list-item>
          <text:p text:style-name="P2">List down three internal parasites that attack pigs? <text:span text:style-name="T1">Tapeworm, liver fluke and Lung worms</text:span></text:p>
        </text:list-item>
        <text:list-item>
          <text:p text:style-name="P2"><text:span text:style-name="T2">Name three parasites found in the liver? </text:span><text:span text:style-name="T1">Tapeworm, Round worm and Liver fluke.</text:span></text:p>
        </text:list-item>
        <text:list-item>
          <text:p text:style-name="P2">Which parasite is found in the stomach? <text:span text:style-name="T1">Lung worms.</text:span></text:p>
        </text:list-item>
        <text:list-item>
          <text:p text:style-name="P3">Hookworms attack <text:span text:style-name="T1">goats </text:span>and <text:span text:style-name="T1">sheeep</text:span>.</text:p>
        </text:list-item>
        <text:list-item>
          <text:p text:style-name="P3">Which parasite has its body divided into segments? <text:span text:style-name="T1">Round worms</text:span></text:p>
        </text:list-item>
        <text:list-item>
          <text:p text:style-name="P3">Lungworms are internal parasites found in <text:s/>3 organs namely <text:span text:style-name="T1">stomach, brain </text:span>and <text:span text:style-name="T1">lungs</text:span></text:p>
        </text:list-item>
      </text:list>
      <text:p text:style-name="P4"><text:span text:style-name="T1"/></text:p>
      <text:p text:style-name="P4"><text:span text:style-name="T1"/></text:p>
      <text:p text:style-name="P6"><text:span text:style-name="T1">CORRECTION</text:span></text:p>
      <text:p text:style-name="P7"><text:span text:style-name="T3">5. Which parasite has its body dived into segments? </text:span><text:span text:style-name="T4">Tapeworm</text:span></text:p>
      <text:p text:style-name="P5"/>
      <text:list xml:id="list181129195557630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f3d40" officeooo:paragraph-rsid="001f3d4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 PG 45 <text:s/>PRACTISE EX 5.2(1-6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7:05:48.254706054</meta:creation-date>
    <dc:date>2020-06-09T18:11:26.910792704</dc:date>
    <meta:editing-duration>PT6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8" meta:character-count="517" meta:non-whitespace-character-count="442"/>
  </office:meta>
</office:document-meta>
</file>